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cm" fo:min-width="0.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alibri" fo:font-style="italic" style:font-style-asian="italic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T1" style:family="text">
      <style:text-properties style:font-name="Calibri" fo:font-style="italic" style:font-style-asian="italic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3.921cm" svg:y="3.2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2.522cm" svg:y="5.18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62cm" svg:height="0.762cm" svg:x="1.923cm" svg:y="7.138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4.023cm" svg:y="5.18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62cm" svg:height="0.762cm" svg:x="3.024cm" svg:y="7.138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62cm" svg:height="0.762cm" svg:x="4.024cm" svg:y="7.138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5.024cm" svg:y="7.138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5.524cm" svg:y="5.19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032cm" svg:y1="3.937cm" svg:x2="2.903cm" svg:y2="5.187cm" draw:start-shape="id1" draw:start-glue-point="7" draw:end-shape="id2" draw:end-glue-point="4" svg:d="M4032 3937l-1129 1250" svg:viewBox="0 0 1130 1251">
          <text:p/>
        </draw:connector>
        <draw:connector draw:style-name="gr3" draw:text-style-name="P3" draw:layer="layout" draw:type="line" svg:x1="4.572cm" svg:y1="3.937cm" svg:x2="5.905cm" svg:y2="5.19cm" draw:start-shape="id1" draw:start-glue-point="9" draw:end-shape="id3" draw:end-glue-point="4" svg:d="M4572 3937l1333 1253" svg:viewBox="0 0 1334 1254">
          <text:p/>
        </draw:connector>
        <draw:connector draw:style-name="gr3" draw:text-style-name="P3" draw:layer="layout" draw:type="line" svg:x1="2.633cm" svg:y1="5.838cm" svg:x2="2.304cm" svg:y2="7.138cm" draw:start-shape="id2" draw:start-glue-point="7" draw:end-shape="id4" draw:end-glue-point="4" svg:d="M2633 5838l-329 1300" svg:viewBox="0 0 330 1301">
          <text:p/>
        </draw:connector>
        <draw:connector draw:style-name="gr3" draw:text-style-name="P3" draw:layer="layout" draw:type="line" svg:x1="4.134cm" svg:y1="5.839cm" svg:x2="3.405cm" svg:y2="7.138cm" draw:start-shape="id5" draw:start-glue-point="7" draw:end-shape="id6" draw:end-glue-point="4" svg:d="M4134 5839l-729 1299" svg:viewBox="0 0 730 1300">
          <text:p/>
        </draw:connector>
        <draw:connector draw:style-name="gr3" draw:text-style-name="P3" draw:layer="layout" draw:type="line" svg:x1="4.404cm" svg:y1="5.95cm" svg:x2="4.405cm" svg:y2="7.138cm" draw:start-shape="id5" draw:start-glue-point="8" draw:end-shape="id7" draw:end-glue-point="4" svg:d="M4404 5950l1 1188" svg:viewBox="0 0 2 1189">
          <text:p/>
        </draw:connector>
        <draw:connector draw:style-name="gr3" draw:text-style-name="P3" draw:layer="layout" draw:type="line" svg:x1="4.674cm" svg:y1="5.839cm" svg:x2="5.405cm" svg:y2="7.138cm" draw:start-shape="id5" draw:start-glue-point="9" draw:end-shape="id8" draw:end-glue-point="4" svg:d="M4674 5839l731 1299" svg:viewBox="0 0 732 1300">
          <text:p/>
        </draw:connector>
        <draw:custom-shape draw:style-name="gr2" draw:text-style-name="P2" xml:id="id9" draw:id="id9" draw:layer="layout" svg:width="0.762cm" svg:height="0.762cm" svg:x="7.024cm" svg:y="7.138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762cm" svg:height="0.762cm" svg:x="6.425cm" svg:y="9.09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0.762cm" svg:height="0.762cm" svg:x="7.625cm" svg:y="9.09cm">
          <text:p text:style-name="P1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135cm" svg:y1="7.789cm" svg:x2="6.806cm" svg:y2="9.09cm" draw:start-shape="id9" draw:start-glue-point="7" draw:end-shape="id10" draw:end-glue-point="4" svg:d="M7135 7789l-329 1301" svg:viewBox="0 0 330 1302">
          <text:p/>
        </draw:connector>
        <draw:connector draw:style-name="gr3" draw:text-style-name="P3" draw:layer="layout" draw:type="line" svg:x1="7.675cm" svg:y1="7.789cm" svg:x2="8.006cm" svg:y2="9.09cm" draw:start-shape="id9" draw:start-glue-point="9" draw:end-shape="id11" draw:end-glue-point="4" svg:d="M7675 7789l331 1301" svg:viewBox="0 0 332 1302">
          <text:p/>
        </draw:connector>
        <draw:custom-shape draw:style-name="gr2" draw:text-style-name="P2" xml:id="id12" draw:id="id12" draw:layer="layout" svg:width="0.762cm" svg:height="0.762cm" svg:x="7.025cm" svg:y="5.1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683cm" svg:y1="3.667cm" svg:x2="7.406cm" svg:y2="5.19cm" draw:start-shape="id1" draw:start-glue-point="10" draw:end-shape="id12" draw:end-glue-point="4" svg:d="M4683 3667l2723 1523" svg:viewBox="0 0 2724 1524">
          <text:p/>
        </draw:connector>
        <draw:connector draw:style-name="gr3" draw:text-style-name="P3" draw:layer="layout" draw:type="line" svg:x1="7.406cm" svg:y1="5.952cm" svg:x2="7.405cm" svg:y2="7.138cm" draw:start-shape="id12" draw:start-glue-point="8" draw:end-shape="id9" draw:end-glue-point="4" svg:d="M7406 5952l-1 1186" svg:viewBox="0 0 2 1187">
          <text:p/>
        </draw:connector>
        <draw:connector draw:style-name="gr3" draw:text-style-name="P3" draw:layer="layout" draw:type="line" svg:x1="4.302cm" svg:y1="4.048cm" svg:x2="4.404cm" svg:y2="5.188cm" draw:start-shape="id1" draw:start-glue-point="8" draw:end-shape="id5" draw:end-glue-point="4" svg:d="M4302 4048l102 1140" svg:viewBox="0 0 103 114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1T20:53:56.050000000</meta:creation-date>
    <dc:date>2020-05-21T22:08:37.453000000</dc:date>
    <meta:editing-duration>PT6M53S</meta:editing-duration>
    <meta:editing-cycles>3</meta:editing-cycles>
    <meta:generator>LibreOffice/6.3.2.2$Windows_X86_64 LibreOffice_project/98b30e735bda24bc04ab42594c85f7fd8be07b9c</meta:generator>
    <meta:document-statistic meta:object-count="23"/>
  </office:meta>
</office:document-meta>
</file>